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F</text:p>
          </table:table-cell>
          <table:table-cell table:formula="of:=MID([.C1];9;2)&amp;&quot;-&quot;&amp;MID([.C1];6;2)&amp;&quot;-&quot;&amp;MID([.C1];1;4)" office:value-type="string" office:string-value="13-09-2019" calcext:value-type="string">
            <text:p>13-09-2019</text:p>
          </table:table-cell>
          <table:table-cell office:value-type="string" calcext:value-type="string">
            <text:p>2019-09-13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3</text:p>
          </table:table-cell>
          <table:table-cell office:value-type="float" office:value="2085" calcext:value-type="float">
            <text:p>2085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P</text:p>
          </table:table-cell>
          <table:table-cell office:value-type="float" office:value="35.09" calcext:value-type="float">
            <text:p>35.09</text:p>
          </table:table-cell>
          <table:table-cell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office:value-type="float" office:value="33.8983050847458" calcext:value-type="float">
            <text:p>33.8983050847</text:p>
          </table:table-cell>
          <table:table-cell office:value-type="float" office:value="6.10169491525424" calcext:value-type="float">
            <text:p>6.101694915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2];9;2)&amp;&quot;-&quot;&amp;MID([.C2];6;2)&amp;&quot;-&quot;&amp;MID([.C2];1;4)" office:value-type="string" office:string-value="13-09-2019" calcext:value-type="string">
            <text:p>13-09-2019</text:p>
          </table:table-cell>
          <table:table-cell office:value-type="string" calcext:value-type="string">
            <text:p>2019-09-13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3</text:p>
          </table:table-cell>
          <table:table-cell office:value-type="float" office:value="2084" calcext:value-type="float">
            <text:p>2084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P</text:p>
          </table:table-cell>
          <table:table-cell office:value-type="float" office:value="35.53" calcext:value-type="float">
            <text:p>35.53</text:p>
          </table:table-cell>
          <table:table-cell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office:value-type="float" office:value="34.3220338983051" calcext:value-type="float">
            <text:p>34.3220338983</text:p>
          </table:table-cell>
          <table:table-cell office:value-type="float" office:value="6.17796610169491" calcext:value-type="float">
            <text:p>6.1779661017</text:p>
          </table:table-cell>
          <table:table-cell office:value-type="float" office:value="40.5" calcext:value-type="float">
            <text:p>40.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3];9;2)&amp;&quot;-&quot;&amp;MID([.C3];6;2)&amp;&quot;-&quot;&amp;MID([.C3];1;4)" office:value-type="string" office:string-value="12-09-2019" calcext:value-type="string">
            <text:p>12-09-2019</text:p>
          </table:table-cell>
          <table:table-cell office:value-type="string" calcext:value-type="string">
            <text:p>2019-09-12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8.15" calcext:value-type="float">
            <text:p>8.15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82.0932203389831" calcext:value-type="float">
            <text:p>82.093220339</text:p>
          </table:table-cell>
          <table:table-cell office:value-type="float" office:value="14.7767796610169" calcext:value-type="float">
            <text:p>14.776779661</text:p>
          </table:table-cell>
          <table:table-cell office:value-type="float" office:value="96.87" calcext:value-type="float">
            <text:p>96.8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4];9;2)&amp;&quot;-&quot;&amp;MID([.C4];6;2)&amp;&quot;-&quot;&amp;MID([.C4];1;4)" office:value-type="string" office:string-value="12-09-2019" calcext:value-type="string">
            <text:p>12-09-2019</text:p>
          </table:table-cell>
          <table:table-cell office:value-type="string" calcext:value-type="string">
            <text:p>2019-09-12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285" calcext:value-type="float">
            <text:p>6285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4.04" calcext:value-type="float">
            <text:p>4.04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40.6779661016949" calcext:value-type="float">
            <text:p>40.6779661017</text:p>
          </table:table-cell>
          <table:table-cell office:value-type="float" office:value="7.32203389830508" calcext:value-type="float">
            <text:p>7.3220338983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5];9;2)&amp;&quot;-&quot;&amp;MID([.C5];6;2)&amp;&quot;-&quot;&amp;MID([.C5];1;4)" office:value-type="string" office:string-value="12-09-2019" calcext:value-type="string">
            <text:p>12-09-2019</text:p>
          </table:table-cell>
          <table:table-cell office:value-type="string" calcext:value-type="string">
            <text:p>2019-09-12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284" calcext:value-type="float">
            <text:p>6284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7.91" calcext:value-type="float">
            <text:p>7.91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79.6694915254237" calcext:value-type="float">
            <text:p>79.6694915254</text:p>
          </table:table-cell>
          <table:table-cell office:value-type="float" office:value="14.3405084745763" calcext:value-type="float">
            <text:p>14.3405084746</text:p>
          </table:table-cell>
          <table:table-cell office:value-type="float" office:value="94.01" calcext:value-type="float">
            <text:p>94.0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6];9;2)&amp;&quot;-&quot;&amp;MID([.C6];6;2)&amp;&quot;-&quot;&amp;MID([.C6];1;4)" office:value-type="string" office:string-value="12-09-2019" calcext:value-type="string">
            <text:p>12-09-2019</text:p>
          </table:table-cell>
          <table:table-cell office:value-type="string" calcext:value-type="string">
            <text:p>2019-09-12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279" calcext:value-type="float">
            <text:p>6279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5.04" calcext:value-type="float">
            <text:p>5.04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50.8135593220339" calcext:value-type="float">
            <text:p>50.813559322</text:p>
          </table:table-cell>
          <table:table-cell office:value-type="float" office:value="9.1464406779661" calcext:value-type="float">
            <text:p>9.146440678</text:p>
          </table:table-cell>
          <table:table-cell office:value-type="float" office:value="59.96" calcext:value-type="float">
            <text:p>59.9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7];9;2)&amp;&quot;-&quot;&amp;MID([.C7];6;2)&amp;&quot;-&quot;&amp;MID([.C7];1;4)" office:value-type="string" office:string-value="12-09-2019" calcext:value-type="string">
            <text:p>12-09-2019</text:p>
          </table:table-cell>
          <table:table-cell office:value-type="string" calcext:value-type="string">
            <text:p>2019-09-12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2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7.4" calcext:value-type="float">
            <text:p>7.4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74.5677966101695" calcext:value-type="float">
            <text:p>74.5677966102</text:p>
          </table:table-cell>
          <table:table-cell office:value-type="float" office:value="13.4222033898305" calcext:value-type="float">
            <text:p>13.4222033898</text:p>
          </table:table-cell>
          <table:table-cell office:value-type="float" office:value="87.99" calcext:value-type="float">
            <text:p>87.9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8];9;2)&amp;&quot;-&quot;&amp;MID([.C8];6;2)&amp;&quot;-&quot;&amp;MID([.C8];1;4)" office:value-type="string" office:string-value="11-09-2019" calcext:value-type="string">
            <text:p>11-09-2019</text:p>
          </table:table-cell>
          <table:table-cell office:value-type="string" calcext:value-type="string">
            <text:p>2019-09-11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250" calcext:value-type="float">
            <text:p>6250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6.06" calcext:value-type="float">
            <text:p>6.06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61.0338983050847" calcext:value-type="float">
            <text:p>61.0338983051</text:p>
          </table:table-cell>
          <table:table-cell office:value-type="float" office:value="10.9861016949152" calcext:value-type="float">
            <text:p>10.9861016949</text:p>
          </table:table-cell>
          <table:table-cell office:value-type="float" office:value="72.02" calcext:value-type="float">
            <text:p>72.0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9];9;2)&amp;&quot;-&quot;&amp;MID([.C9];6;2)&amp;&quot;-&quot;&amp;MID([.C9];1;4)" office:value-type="string" office:string-value="11-09-2019" calcext:value-type="string">
            <text:p>11-09-2019</text:p>
          </table:table-cell>
          <table:table-cell office:value-type="string" calcext:value-type="string">
            <text:p>2019-09-11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247" calcext:value-type="float">
            <text:p>6247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5.13" calcext:value-type="float">
            <text:p>5.13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51.6949152542373" calcext:value-type="float">
            <text:p>51.6949152542</text:p>
          </table:table-cell>
          <table:table-cell office:value-type="float" office:value="9.30508474576271" calcext:value-type="float">
            <text:p>9.3050847458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10];9;2)&amp;&quot;-&quot;&amp;MID([.C10];6;2)&amp;&quot;-&quot;&amp;MID([.C10];1;4)" office:value-type="string" office:string-value="11-09-2019" calcext:value-type="string">
            <text:p>11-09-2019</text:p>
          </table:table-cell>
          <table:table-cell office:value-type="string" calcext:value-type="string">
            <text:p>2019-09-11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245" calcext:value-type="float">
            <text:p>6245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6.14" calcext:value-type="float">
            <text:p>6.14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61.864406779661" calcext:value-type="float">
            <text:p>61.8644067797</text:p>
          </table:table-cell>
          <table:table-cell office:value-type="float" office:value="11.135593220339" calcext:value-type="float">
            <text:p>11.1355932203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11];9;2)&amp;&quot;-&quot;&amp;MID([.C11];6;2)&amp;&quot;-&quot;&amp;MID([.C11];1;4)" office:value-type="string" office:string-value="11-09-2019" calcext:value-type="string">
            <text:p>11-09-2019</text:p>
          </table:table-cell>
          <table:table-cell office:value-type="string" calcext:value-type="string">
            <text:p>2019-09-11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240" calcext:value-type="float">
            <text:p>6240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5.22" calcext:value-type="float">
            <text:p>5.22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52.635593220339" calcext:value-type="float">
            <text:p>52.6355932203</text:p>
          </table:table-cell>
          <table:table-cell office:value-type="float" office:value="9.47440677966102" calcext:value-type="float">
            <text:p>9.4744067797</text:p>
          </table:table-cell>
          <table:table-cell office:value-type="float" office:value="62.11" calcext:value-type="float">
            <text:p>62.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12];9;2)&amp;&quot;-&quot;&amp;MID([.C12];6;2)&amp;&quot;-&quot;&amp;MID([.C12];1;4)" office:value-type="string" office:string-value="11-09-2019" calcext:value-type="string">
            <text:p>11-09-2019</text:p>
          </table:table-cell>
          <table:table-cell office:value-type="string" calcext:value-type="string">
            <text:p>2019-09-11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237" calcext:value-type="float">
            <text:p>6237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6.73" calcext:value-type="float">
            <text:p>6.73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67.7966101694915" calcext:value-type="float">
            <text:p>67.7966101695</text:p>
          </table:table-cell>
          <table:table-cell office:value-type="float" office:value="12.2033898305085" calcext:value-type="float">
            <text:p>12.2033898305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13];9;2)&amp;&quot;-&quot;&amp;MID([.C13];6;2)&amp;&quot;-&quot;&amp;MID([.C13];1;4)" office:value-type="string" office:string-value="10-09-2019" calcext:value-type="string">
            <text:p>10-09-2019</text:p>
          </table:table-cell>
          <table:table-cell office:value-type="string" calcext:value-type="string">
            <text:p>2019-09-10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200" calcext:value-type="float">
            <text:p>6200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5.05" calcext:value-type="float">
            <text:p>5.05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50.8474576271186" calcext:value-type="float">
            <text:p>50.8474576271</text:p>
          </table:table-cell>
          <table:table-cell office:value-type="float" office:value="9.15254237288136" calcext:value-type="float">
            <text:p>9.1525423729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14];9;2)&amp;&quot;-&quot;&amp;MID([.C14];6;2)&amp;&quot;-&quot;&amp;MID([.C14];1;4)" office:value-type="string" office:string-value="10-09-2019" calcext:value-type="string">
            <text:p>10-09-2019</text:p>
          </table:table-cell>
          <table:table-cell office:value-type="string" calcext:value-type="string">
            <text:p>2019-09-10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199" calcext:value-type="float">
            <text:p>6199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6.85" calcext:value-type="float">
            <text:p>6.85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68.9915254237288" calcext:value-type="float">
            <text:p>68.9915254237</text:p>
          </table:table-cell>
          <table:table-cell office:value-type="float" office:value="12.4184745762712" calcext:value-type="float">
            <text:p>12.4184745763</text:p>
          </table:table-cell>
          <table:table-cell office:value-type="float" office:value="81.41" calcext:value-type="float">
            <text:p>81.4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15];9;2)&amp;&quot;-&quot;&amp;MID([.C15];6;2)&amp;&quot;-&quot;&amp;MID([.C15];1;4)" office:value-type="string" office:string-value="10-09-2019" calcext:value-type="string">
            <text:p>10-09-2019</text:p>
          </table:table-cell>
          <table:table-cell office:value-type="string" calcext:value-type="string">
            <text:p>2019-09-10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197" calcext:value-type="float">
            <text:p>6197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10.3" calcext:value-type="float">
            <text:p>10.3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103.813559322034" calcext:value-type="float">
            <text:p>103.813559322</text:p>
          </table:table-cell>
          <table:table-cell office:value-type="float" office:value="18.6864406779661" calcext:value-type="float">
            <text:p>18.686440678</text:p>
          </table:table-cell>
          <table:table-cell office:value-type="float" office:value="122.5" calcext:value-type="float">
            <text:p>122.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16];9;2)&amp;&quot;-&quot;&amp;MID([.C16];6;2)&amp;&quot;-&quot;&amp;MID([.C16];1;4)" office:value-type="string" office:string-value="10-09-2019" calcext:value-type="string">
            <text:p>10-09-2019</text:p>
          </table:table-cell>
          <table:table-cell office:value-type="string" calcext:value-type="string">
            <text:p>2019-09-10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2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3.79" calcext:value-type="float">
            <text:p>3.79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38.1525423728814" calcext:value-type="float">
            <text:p>38.1525423729</text:p>
          </table:table-cell>
          <table:table-cell office:value-type="float" office:value="6.86745762711864" calcext:value-type="float">
            <text:p>6.8674576271</text:p>
          </table:table-cell>
          <table:table-cell office:value-type="float" office:value="45.02" calcext:value-type="float">
            <text:p>45.0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17];9;2)&amp;&quot;-&quot;&amp;MID([.C17];6;2)&amp;&quot;-&quot;&amp;MID([.C17];1;4)" office:value-type="string" office:string-value="10-09-2019" calcext:value-type="string">
            <text:p>10-09-2019</text:p>
          </table:table-cell>
          <table:table-cell office:value-type="string" calcext:value-type="string">
            <text:p>2019-09-10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3</text:p>
          </table:table-cell>
          <table:table-cell office:value-type="float" office:value="2029" calcext:value-type="float">
            <text:p>2029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P</text:p>
          </table:table-cell>
          <table:table-cell office:value-type="float" office:value="24.39" calcext:value-type="float">
            <text:p>24.39</text:p>
          </table:table-cell>
          <table:table-cell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office:value-type="float" office:value="23.5593220338983" calcext:value-type="float">
            <text:p>23.5593220339</text:p>
          </table:table-cell>
          <table:table-cell office:value-type="float" office:value="4.24067796610169" calcext:value-type="float">
            <text:p>4.2406779661</text:p>
          </table:table-cell>
          <table:table-cell office:value-type="float" office:value="27.8" calcext:value-type="float">
            <text:p>27.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18];9;2)&amp;&quot;-&quot;&amp;MID([.C18];6;2)&amp;&quot;-&quot;&amp;MID([.C18];1;4)" office:value-type="string" office:string-value="10-09-2019" calcext:value-type="string">
            <text:p>10-09-2019</text:p>
          </table:table-cell>
          <table:table-cell office:value-type="string" calcext:value-type="string">
            <text:p>2019-09-10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3</text:p>
          </table:table-cell>
          <table:table-cell office:value-type="float" office:value="2028" calcext:value-type="float">
            <text:p>2028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P</text:p>
          </table:table-cell>
          <table:table-cell office:value-type="float" office:value="35.45" calcext:value-type="float">
            <text:p>35.45</text:p>
          </table:table-cell>
          <table:table-cell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office:value-type="float" office:value="34.2457627118644" calcext:value-type="float">
            <text:p>34.2457627119</text:p>
          </table:table-cell>
          <table:table-cell office:value-type="float" office:value="6.16423728813559" calcext:value-type="float">
            <text:p>6.1642372881</text:p>
          </table:table-cell>
          <table:table-cell office:value-type="float" office:value="40.41" calcext:value-type="float">
            <text:p>40.4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19];9;2)&amp;&quot;-&quot;&amp;MID([.C19];6;2)&amp;&quot;-&quot;&amp;MID([.C19];1;4)" office:value-type="string" office:string-value="09-09-2019" calcext:value-type="string">
            <text:p>09-09-2019</text:p>
          </table:table-cell>
          <table:table-cell office:value-type="string" calcext:value-type="string">
            <text:p>2019-09-09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162" calcext:value-type="float">
            <text:p>6162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8.29" calcext:value-type="float">
            <text:p>8.29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83.4830508474576" calcext:value-type="float">
            <text:p>83.4830508475</text:p>
          </table:table-cell>
          <table:table-cell office:value-type="float" office:value="15.0269491525424" calcext:value-type="float">
            <text:p>15.0269491525</text:p>
          </table:table-cell>
          <table:table-cell office:value-type="float" office:value="98.51" calcext:value-type="float">
            <text:p>98.5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20];9;2)&amp;&quot;-&quot;&amp;MID([.C20];6;2)&amp;&quot;-&quot;&amp;MID([.C20];1;4)" office:value-type="string" office:string-value="09-09-2019" calcext:value-type="string">
            <text:p>09-09-2019</text:p>
          </table:table-cell>
          <table:table-cell office:value-type="string" calcext:value-type="string">
            <text:p>2019-09-09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161" calcext:value-type="float">
            <text:p>6161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6.48" calcext:value-type="float">
            <text:p>6.48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65.2881355932203" calcext:value-type="float">
            <text:p>65.2881355932</text:p>
          </table:table-cell>
          <table:table-cell office:value-type="float" office:value="11.7518644067797" calcext:value-type="float">
            <text:p>11.7518644068</text:p>
          </table:table-cell>
          <table:table-cell office:value-type="float" office:value="77.04" calcext:value-type="float">
            <text:p>77.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21];9;2)&amp;&quot;-&quot;&amp;MID([.C21];6;2)&amp;&quot;-&quot;&amp;MID([.C21];1;4)" office:value-type="string" office:string-value="09-09-2019" calcext:value-type="string">
            <text:p>09-09-2019</text:p>
          </table:table-cell>
          <table:table-cell office:value-type="string" calcext:value-type="string">
            <text:p>2019-09-09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155" calcext:value-type="float">
            <text:p>6155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6.89" calcext:value-type="float">
            <text:p>6.89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69.4576271186441" calcext:value-type="float">
            <text:p>69.4576271186</text:p>
          </table:table-cell>
          <table:table-cell office:value-type="float" office:value="12.5023728813559" calcext:value-type="float">
            <text:p>12.5023728814</text:p>
          </table:table-cell>
          <table:table-cell office:value-type="float" office:value="81.96" calcext:value-type="float">
            <text:p>81.9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22];9;2)&amp;&quot;-&quot;&amp;MID([.C22];6;2)&amp;&quot;-&quot;&amp;MID([.C22];1;4)" office:value-type="string" office:string-value="09-09-2019" calcext:value-type="string">
            <text:p>09-09-2019</text:p>
          </table:table-cell>
          <table:table-cell office:value-type="string" calcext:value-type="string">
            <text:p>2019-09-09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154" calcext:value-type="float">
            <text:p>6154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5.64" calcext:value-type="float">
            <text:p>5.64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56.7966101694915" calcext:value-type="float">
            <text:p>56.7966101695</text:p>
          </table:table-cell>
          <table:table-cell office:value-type="float" office:value="10.2233898305085" calcext:value-type="float">
            <text:p>10.2233898305</text:p>
          </table:table-cell>
          <table:table-cell office:value-type="float" office:value="67.02" calcext:value-type="float">
            <text:p>67.0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23];9;2)&amp;&quot;-&quot;&amp;MID([.C23];6;2)&amp;&quot;-&quot;&amp;MID([.C23];1;4)" office:value-type="string" office:string-value="09-09-2019" calcext:value-type="string">
            <text:p>09-09-2019</text:p>
          </table:table-cell>
          <table:table-cell office:value-type="string" calcext:value-type="string">
            <text:p>2019-09-09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2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5.89" calcext:value-type="float">
            <text:p>5.89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59.3220338983051" calcext:value-type="float">
            <text:p>59.3220338983</text:p>
          </table:table-cell>
          <table:table-cell office:value-type="float" office:value="10.6779661016949" calcext:value-type="float">
            <text:p>10.6779661017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24];9;2)&amp;&quot;-&quot;&amp;MID([.C24];6;2)&amp;&quot;-&quot;&amp;MID([.C24];1;4)" office:value-type="string" office:string-value="07-09-2019" calcext:value-type="string">
            <text:p>07-09-2019</text:p>
          </table:table-cell>
          <table:table-cell office:value-type="string" calcext:value-type="string">
            <text:p>2019-09-07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103" calcext:value-type="float">
            <text:p>6103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3.45" calcext:value-type="float">
            <text:p>3.45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34.7627118644068" calcext:value-type="float">
            <text:p>34.7627118644</text:p>
          </table:table-cell>
          <table:table-cell office:value-type="float" office:value="6.25728813559322" calcext:value-type="float">
            <text:p>6.2572881356</text:p>
          </table:table-cell>
          <table:table-cell office:value-type="float" office:value="41.02" calcext:value-type="float">
            <text:p>41.0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25];9;2)&amp;&quot;-&quot;&amp;MID([.C25];6;2)&amp;&quot;-&quot;&amp;MID([.C25];1;4)" office:value-type="string" office:string-value="07-09-2019" calcext:value-type="string">
            <text:p>07-09-2019</text:p>
          </table:table-cell>
          <table:table-cell office:value-type="string" calcext:value-type="string">
            <text:p>2019-09-07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100" calcext:value-type="float">
            <text:p>6100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7.32" calcext:value-type="float">
            <text:p>7.32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73.7372881355932" calcext:value-type="float">
            <text:p>73.7372881356</text:p>
          </table:table-cell>
          <table:table-cell office:value-type="float" office:value="13.2727118644068" calcext:value-type="float">
            <text:p>13.2727118644</text:p>
          </table:table-cell>
          <table:table-cell office:value-type="float" office:value="87.01" calcext:value-type="float">
            <text:p>87.0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26];9;2)&amp;&quot;-&quot;&amp;MID([.C26];6;2)&amp;&quot;-&quot;&amp;MID([.C26];1;4)" office:value-type="string" office:string-value="07-09-2019" calcext:value-type="string">
            <text:p>07-09-2019</text:p>
          </table:table-cell>
          <table:table-cell office:value-type="string" calcext:value-type="string">
            <text:p>2019-09-07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1</text:p>
          </table:table-cell>
          <table:table-cell office:value-type="float" office:value="6099" calcext:value-type="float">
            <text:p>6099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5.22" calcext:value-type="float">
            <text:p>5.22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52.5508474576271" calcext:value-type="float">
            <text:p>52.5508474576</text:p>
          </table:table-cell>
          <table:table-cell office:value-type="float" office:value="9.45915254237288" calcext:value-type="float">
            <text:p>9.4591525424</text:p>
          </table:table-cell>
          <table:table-cell office:value-type="float" office:value="62.01" calcext:value-type="float">
            <text:p>62.0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MID([.C27];9;2)&amp;&quot;-&quot;&amp;MID([.C27];6;2)&amp;&quot;-&quot;&amp;MID([.C27];1;4)" office:value-type="string" office:string-value="07-09-2019" calcext:value-type="string">
            <text:p>07-09-2019</text:p>
          </table:table-cell>
          <table:table-cell office:value-type="string" calcext:value-type="string">
            <text:p>2019-09-07 00:00:00 -05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10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0600010311" calcext:value-type="float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SEL PRO B5</text:p>
          </table:table-cell>
          <table:table-cell office:value-type="float" office:value="5.3" calcext:value-type="float">
            <text:p>5.3</text:p>
          </table:table-cell>
          <table:table-cell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office:value-type="float" office:value="53.406779661017" calcext:value-type="float">
            <text:p>53.406779661</text:p>
          </table:table-cell>
          <table:table-cell office:value-type="float" office:value="9.61322033898305" calcext:value-type="float">
            <text:p>9.613220339</text:p>
          </table:table-cell>
          <table:table-cell office:value-type="float" office:value="63.02" calcext:value-type="float">
            <text:p>63.0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1:25:52.030121027</meta:creation-date>
    <dc:date>2019-09-16T21:26:24.933986505</dc:date>
    <meta:editing-duration>PT36S</meta:editing-duration>
    <meta:editing-cycles>1</meta:editing-cycles>
    <meta:document-statistic meta:table-count="1" meta:cell-count="594" meta:object-count="0"/>
    <meta:generator>LibreOffice/5.1.6.2$Linux_X86_64 LibreOffice_project/10m0$Build-2</meta:generator>
  </office:meta>
</office:document-meta>
</file>